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3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15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0.635cm" style:auto-text-indent="false" style:text-autospace="none"/>
      <style:text-properties style:font-name="Arial" style:font-name-complex="Arial"/>
    </style:style>
    <style:style style:name="P17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18" style:family="paragraph" style:parent-style-name="Text_20_body">
      <style:text-properties style:font-name="Arial" style:font-name-complex="Ari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4" style:family="paragraph" style:parent-style-name="Standard">
      <style:paragraph-properties fo:margin-left="7.938cm" fo:margin-right="0cm" fo:text-indent="0cm" style:auto-text-indent="false"/>
      <style:text-properties style:font-name="Arial" fo:font-weight="bold" style:font-weight-asian="bold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26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27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28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29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30" style:family="paragraph" style:parent-style-name="Standard" style:list-style-name="WW8Num6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31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32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33" style:family="paragraph" style:parent-style-name="Standard"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style:font-weight-asian="normal" style:font-name-complex="Ari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fo:font-weight="normal" style:font-weight-asian="normal" style:font-name-complex="Ari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4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text-underline-style="none" style:font-name-complex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style:text-underline-style="none" style:font-size-asian="12pt" style:font-name-complex="Arial" style:font-size-complex="12pt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8" style:family="text">
      <style:text-properties style:font-name="Arial" fo:background-color="#ffff00" style:font-name-complex="Arial"/>
    </style:style>
    <style:style style:name="T9" style:family="text">
      <style:text-properties style:text-position="super 58%" style:font-name="Arial" style:font-name-complex="Arial"/>
    </style:style>
    <style:style style:name="T10" style:family="text">
      <style:text-properties style:font-name-complex="Arial"/>
    </style:style>
    <style:style style:name="T11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12" style:family="text">
      <style:text-properties fo:font-weight="normal" fo:background-color="#ffff00" style:font-weight-asian="normal" style:font-weight-complex="normal"/>
    </style:style>
    <style:style style:name="T13" style:family="text">
      <style:text-properties fo:font-weight="bold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T16" style:family="text">
      <style:text-properties fo:background-color="#ffff00"/>
    </style:style>
    <style:style style:name="T17" style:family="text">
      <style:text-properties fo:color="#000000"/>
    </style:style>
    <style:style style:name="T18" style:family="text">
      <style:text-properties fo:color="#000000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FLÁVIO AUGUSTO SIODONI XIMENES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>DESENVOLVIMENTO DE UM GERADOR DE GRÁFICOS DE BARRA E PIZZA PARA CELULA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18">BATATAIS<text:line-break/>2010</text:p>
      <text:p text:style-name="P14"><text:span text:style-name="T11">FLÁVIO AUGUSTO SIODONI XIMENES<text:line-break/></text:span><text:span text:style-name="T10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DESENVOLVIMENTO DE UM GERADOR DE GRÁFICOS DE BARRA E PIZZA PARA CELULA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Monografia apresentada ao Centro Universitário Claretiano para conclusão do curso de pós-graduação, sob a orientação de Prof. Ms. Rodrigo Plotze</text:p>
      <text:p text:style-name="P15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BATATAIS<text:line-break/>2010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43" text:outline-level="1">Sumário</text:h>
          </text:index-title>
          <text:p text:style-name="P41">1 – Introdução<text:tab/>4</text:p>
          <text:p text:style-name="P41">1.1 – Justificativa<text:tab/>4</text:p>
          <text:p text:style-name="P41">1.2 – Objetivos<text:tab/>4</text:p>
          <text:p text:style-name="P41">1.3 – Organização do trabalho<text:tab/>4</text:p>
          <text:p text:style-name="P41">2 – Tecnologias para desenvolvimento de aplicações móveis<text:tab/>5</text:p>
          <text:p text:style-name="P41">2.1 – SuperWaba<text:tab/>5</text:p>
          <text:p text:style-name="P41">2.2 – Microsoft .Net<text:tab/>5</text:p>
          <text:p text:style-name="P41">2.3 – Android<text:tab/>5</text:p>
          <text:p text:style-name="P41">2.4 – Symbian<text:tab/>6</text:p>
          <text:p text:style-name="P41">2.5 – Java ME<text:tab/>6</text:p>
          <text:p text:style-name="P41">3 – Tecnologias<text:tab/>8</text:p>
          <text:p text:style-name="P41">4 – Desenvolvimento do projeto<text:tab/>9</text:p>
          <text:p text:style-name="P41">4.1 – Estrutura / Organização<text:tab/>9</text:p>
          <text:p text:style-name="P41">4.2 – Funcionalidades<text:tab/>9</text:p>
          <text:p text:style-name="P41">4.3 – Testes / Utilização<text:tab/>9</text:p>
          <text:p text:style-name="P41">4.4 – Discussão<text:tab/>9</text:p>
          <text:p text:style-name="P41">5 – Conclusão<text:tab/>10</text:p>
          <text:p text:style-name="P41">6 – Referências bibliográficas<text:tab/>11</text:p>
        </text:index-body>
      </text:table-of-content>
      <text:h text:style-name="P42" text:outline-level="1"/>
      <text:h text:style-name="P42" text:outline-level="1"/>
      <text:h text:style-name="P44" text:outline-level="1">1 – Introdução</text:h>
      <text:p text:style-name="Standard"><text:span text:style-name="T6"/></text:p>
      <text:p text:style-name="P33"><text:tab/><text:span text:style-name="T8">(Pendente)</text:span></text:p>
      <text:p text:style-name="P8"/>
      <text:h text:style-name="P42" text:outline-level="1">1.1 – Justificativa</text:h>
      <text:p text:style-name="P7"><text:tab/></text:p>
      <text:p text:style-name="P7"><text:tab/><text:span text:style-name="T12">(Revisar)</text:span></text:p>
      <text:p text:style-name="P7"><text:tab/>A cada dia a venda de aparelhos celulares aumenta, e cada vez mais são exigidos novos recursos para esses dispositivos. </text:p>
      <text:p text:style-name="P7"><text:tab/>Segundo o site G1 “[...] o número de linhas celulares ativas em julho no Brasil cresceu 1,45 por cento ante junho, superando a barreira dos 160 milhões segundo dados divulgados pela Agência Nacional de Telecomunicações (Anatel).[...]”.</text:p>
      <text:p text:style-name="P7"><text:tab/>Tomando como base um cenário em constante expansão, torna-se viável o desenvolvimento dessa ferramenta, pois as empresas cada vez mais investem no desenvolvimento de aplicações móveis.</text:p>
      <text:p text:style-name="P28"/>
      <text:h text:style-name="P42" text:outline-level="1">1.2 – Objetivos</text:h>
      <text:p text:style-name="Standard"><text:span text:style-name="T6"/></text:p>
      <text:p text:style-name="P35"><text:span text:style-name="T16">(Revisar)</text:span></text:p>
      <text:p text:style-name="P35"><text:span text:style-name="T16">(Máximo 2 parágrafos)</text:span></text:p>
      <text:p text:style-name="P34"><text:span text:style-name="T2">Pretende-se com o trabalho desenvolver uma biblioteca para uso em aplicações móveis, com distintas finalidades dependendo da necessidade do desenvolvedor.</text:span></text:p>
      <text:p text:style-name="P10"><text:tab/><text:tab/></text:p>
      <text:p text:style-name="P10"/>
      <text:h text:style-name="P42" text:outline-level="1">1.3 – Organização do trabalho</text:h>
      <text:p text:style-name="Standard"/>
      <text:p text:style-name="P10"><text:tab/><text:span text:style-name="T16">(Pendente)</text:span><text:tab/></text:p>
      <text:p text:style-name="P10"><text:tab/>(Resumir cada capítulo no máximo em 3 linhas)</text:p>
      <text:p text:style-name="P10"><text:tab/></text:p>
      <text:p text:style-name="P10"/>
      <text:p text:style-name="P10"><text:span text:style-name="T16"/></text:p>
      <text:p text:style-name="P8"/>
      <text:h text:style-name="P43" text:outline-level="1">2 – Tecnologias para desenvolvimento de aplicações móveis</text:h>
      <text:p text:style-name="P8"/>
      <text:p text:style-name="P3"><text:span text:style-name="T12">(Revisar)</text:span></text:p>
      <text:p text:style-name="P3">Atualmente existem diversas tecnologias para desenvolvimento de aplicações móveis, dentre as principais estão:</text:p>
      <text:list xml:id="list39119281" text:style-name="L1">
        <text:list-item>
          <text:p text:style-name="P29">SuperWaba;</text:p>
        </text:list-item>
        <text:list-item>
          <text:p text:style-name="P29">Microsoft .Net</text:p>
        </text:list-item>
        <text:list-item>
          <text:p text:style-name="P29">Android;</text:p>
        </text:list-item>
        <text:list-item>
          <text:p text:style-name="P29">Symbian;</text:p>
        </text:list-item>
        <text:list-item>
          <text:p text:style-name="P29">Java ME.</text:p>
        </text:list-item>
      </text:list>
      <text:p text:style-name="P6"/>
      <text:h text:style-name="Heading_20_1" text:outline-level="1">2.1 – SuperWaba</text:h>
      <text:p text:style-name="P6"/>
      <text:p text:style-name="P7"><text:tab/><text:span text:style-name="T12">(Revisar)</text:span></text:p>
      <text:p text:style-name="P7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13"><text:span text:style-name="T2"><text:tab/>Surgiu com o intuito de facilitar o desenvolvimento de aplicações móveis pois “...quando Guilherme Campos Hazan (Guich) percebeu que o Waba (linguagem, </text:span><text:span text:style-name="T3">máquina virtual e SDK </text:span><text:span text:style-name="T2">para PalmOS e Windows CE) era simples demais para criar uma aplicação financeira...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6"/>
      <text:h text:style-name="Heading_20_1" text:outline-level="1">2.2 – Microsoft .Net</text:h>
      <text:p text:style-name="P3"/>
      <text:p text:style-name="P39"><text:span text:style-name="T16">(Pendente)</text:span></text:p>
      <text:p text:style-name="P3"/>
      <text:h text:style-name="Heading_20_1" text:outline-level="1">2.3 – Android</text:h>
      <text:p text:style-name="P3"/>
      <text:p text:style-name="P3"><text:soft-page-break/><text:span text:style-name="T12">(Revisar)</text:span></text:p>
      <text:p text:style-name="P2"><text:span text:style-name="T2">Segundo o WIKIPÉDIA: “Em julho de 2005 a Google adquiriu a Android Inc., uma pequena companhia em Palo Alto, California, USA. No Time da Google </text:span><text:span text:style-name="T2">conduzido por Andy Rubin, foi desenvolvida uma plataforma de telefone móvel </text:span><text:span text:style-name="T2">baseada no núcleo do Linux, com o objetivo de ser uma plataforma flexível, aberta e de fácil migração para os fabricantes.“</text:span></text:p>
      <text:p text:style-name="P3">Ainda é um sistema pouco encontrado no Brasil, visto que ainda pouquíssimos aparelhos dispõe desse sistema.</text:p>
      <text:p text:style-name="P3"/>
      <text:h text:style-name="Heading_20_1" text:outline-level="1">2.4 – Symbian</text:h>
      <text:p text:style-name="P4"/>
      <text:p text:style-name="P3"><text:span text:style-name="T12">(Revisar)</text:span></text:p>
      <text:p text:style-name="P3">Symbian é um sistema operacional que foi desenvolvido por um consorcio de empresas sendo elas: Panasonic, Siemens, Nokia e Sony Ericsson. Atualmente pertence a Nokia, pois a mesma possui quase todas as ações.</text:p>
      <text:p text:style-name="P3">Segundo o WIKIPÉDIA: "SymbianOS é um sistema operacional muito versátil, permite o desenvolvimento de aplicativos em diversas linguagens como: Symbian C/C++, JavaME, FlashLite, Perl, Python, Ruby, Lua e Acelarometer”.</text:p>
      <text:p text:style-name="P8"/>
      <text:h text:style-name="Heading_20_1" text:outline-level="1">2.5 – Java ME</text:h>
      <text:p text:style-name="P6"/>
      <text:p text:style-name="P6"><text:tab/><text:span text:style-name="T12">(Revisar)</text:span></text:p>
      <text:p text:style-name="P2"><text:span text:style-name="T2">“Write Once, Run Anywhere </text:span><text:span text:style-name="T9">TM</text:span><text:span text:style-name="T2">"</text:span><text:span text:style-name="Footnote_20_Symbol"><text:span text:style-name="T2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2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16">Atualmente as plataformas Java disponíveis são:</text:p>
      <text:list xml:id="list39132940" text:style-name="WW8Num6">
        <text:list-item>
          <text:p text:style-name="P30">Standard Edition (J2SE) - desenvolvida para ser utilizada em computadores pessoais.</text:p>
        </text:list-item>
        <text:list-item>
          <text:p text:style-name="P30">Enterprise Edition (J2EE) - desenvolvida para ser utilizadas em servidores.</text:p>
        </text:list-item>
        <text:list-item>
          <text:p text:style-name="P30">Micro Edition (J2ME) - desenvolvida para aparelhos com poucos recursos, de processamento, vídeo e memória, podendo ser celulares, pagers, PDA's, <text:soft-page-break/>televisores e etc.</text:p>
        </text:list-item>
      </text:list>
      <text:p text:style-name="P12"/>
      <text:p text:style-name="P8"/>
      <text:h text:style-name="P43" text:outline-level="1">3 – Tecnologias</text:h>
      <text:p text:style-name="Standard"/>
      <text:p text:style-name="P8"><text:tab/><text:span text:style-name="T12">(Pendente)</text:span></text:p>
      <text:h text:style-name="P43" text:outline-level="1">4 – Desenvolvimento do projeto</text:h>
      <text:p text:style-name="P10"/>
      <text:p text:style-name="P10"><text:tab/><text:span text:style-name="T16">(Pendente)</text:span></text:p>
      <text:p text:style-name="P10"><text:tab/>(Iniciar com um organograma ou imagem que represente a organização do projeto).</text:p>
      <text:p text:style-name="P10"><text:tab/></text:p>
      <text:h text:style-name="Heading_20_1" text:outline-level="1">4.1 – Estrutura / Organização</text:h>
      <text:p text:style-name="P10"/>
      <text:p text:style-name="P10"><text:tab/><text:span text:style-name="T16">(Pendente)</text:span><text:tab/></text:p>
      <text:p text:style-name="P10"><text:tab/>(Figura / Diagramas)</text:p>
      <text:p text:style-name="P10"><text:tab/></text:p>
      <text:h text:style-name="Heading_20_1" text:outline-level="1">4.2 – Funcionalidades</text:h>
      <text:p text:style-name="Standard"/>
      <text:p text:style-name="Standard"><text:tab/><text:span text:style-name="T7">(Pendente)</text:span></text:p>
      <text:p text:style-name="P8"/>
      <text:h text:style-name="Heading_20_1" text:outline-level="1">4.3 – Testes / Utilização</text:h>
      <text:p text:style-name="P10"/>
      <text:p text:style-name="P10"><text:tab/><text:span text:style-name="T16">(Pendente)</text:span><text:tab/></text:p>
      <text:p text:style-name="P10"><text:tab/>(Forma de utilização)</text:p>
      <text:p text:style-name="P10"/>
      <text:h text:style-name="Heading_20_1" text:outline-level="1">4.4 – Discussão</text:h>
      <text:p text:style-name="Standard"/>
      <text:p text:style-name="Standard"><text:tab/><text:span text:style-name="T7">(Pendente)</text:span></text:p>
      <text:p text:style-name="P10"/>
      <text:p text:style-name="P10"/>
      <text:h text:style-name="P43" text:outline-level="1">5 – Conclusão</text:h>
      <text:p text:style-name="Standard"/>
      <text:p text:style-name="Standard"><text:tab/><text:span text:style-name="T7">(Pendente)</text:span></text:p>
      <text:p text:style-name="P8"/>
      <text:p text:style-name="P8"/>
      <text:h text:style-name="P43" text:outline-level="1">6 – Referências bibliográficas</text:h>
      <text:p text:style-name="P36"/>
      <text:p text:style-name="P37"><text:span text:style-name="T17">G1. </text:span><text:span text:style-name="T17">Internet Summary: Brasil ultrapassa 160 milhões de linhas celulares em uso</text:span><text:span text:style-name="T17">. Disponível em: &lt;http://g1.globo.com/Noticias/Tecnologia/0,,MUL1273647-6174,00-INTERNET+SUMMARY.html&gt;. Acesso em: 07 set. 2009.</text:span></text:p>
      <text:p text:style-name="P36"><text:span text:style-name="T17"/></text:p>
      <text:p text:style-name="P37"><text:span text:style-name="T18">WIKIPÉDIA. </text:span><text:span text:style-name="T17">Java ME</text:span><text:span text:style-name="T17">. Disponível em: &lt;http://pt.wikipedia.org/wiki/J2me&gt;. Acesso em: 07 set. 2009.</text:span></text:p>
      <text:p text:style-name="P37"><text:span text:style-name="T17"/></text:p>
      <text:p text:style-name="P22"><text:span text:style-name="T4">WIKIPÉDIA, SuperWaba. Disponível em: &lt;http://pt.wikipedia.org/wiki/SuperWaba&gt;.</text:span><text:span text:style-name="T5"> Acesso em 23 de dezembro de 2009.</text:span></text:p>
      <text:p text:style-name="P21"/>
      <text:p text:style-name="P22"><text:span text:style-name="T5">WIKIPÉDIA, </text:span><text:bookmark text:name="firstHeading"/><text:span text:style-name="T5">Android. Disponível em: &lt;http://pt.wikipedia.org/wiki/Android&gt;. Acesso em 16 de janeiro de 2010.</text:span></text:p>
      <text:p text:style-name="P21"/>
      <text:p text:style-name="P21">WIKIPÉDIA, Symbian. Disponível em: &lt;http://pt.wikipedia.org/wiki/Symbian&gt;. Acesso em 16 de janeiro de 2010.</text:p>
      <text:p text:style-name="P19"/>
      <text:p text:style-name="P20"/>
      <text:p text:style-name="P23">Links</text:p>
      <text:p text:style-name="P20"/>
      <text:p text:style-name="P22"><text:a xlink:type="simple" xlink:href="http://www.cienciasdacomputacao.org/2009/09/tecnologias-para-o-desenvolvimento-de.html"><text:span text:style-name="T3">http://www.cienciasdacomputacao.org/2009/09/tecnologias-para-o-desenvolvimento-de.html</text:span></text:a></text:p>
      <text:p text:style-name="P19"/>
      <text:p text:style-name="P22"><text:a xlink:type="simple" xlink:href="http://facamovel.wordpress.com/2009/07/30/em-qual-plataforma-desenvolver/"><text:span text:style-name="T3">http://facamovel.wordpress.com/2009/07/30/em-qual-plataforma-desenvolver/</text:span></text:a></text:p>
      <text:p text:style-name="P19"/>
      <text:p text:style-name="P19"><text:a xlink:type="simple" xlink:href="http://www.bcrp.pcarp.usp.br/">http://www.bcrp.pcarp.usp.br/</text:a></text:p>
      <text:p text:style-name="P19"/>
      <text:p text:style-name="P19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Flavio Augusto Siodoni Ximenes</dc:creator>
    <dc:date>2010-02-22T19:16:21.06</dc:date>
    <meta:print-date>2009-09-07T11:32:00</meta:print-date>
    <meta:editing-cycles>164</meta:editing-cycles>
    <meta:editing-duration>PT08H02M04S</meta:editing-duration>
    <meta:generator>BrOffice.org/3.1$Win32 OpenOffice.org_project/310m19$Build-9420</meta:generator>
    <dc:subject>TCC - Pós graduação</dc:subject>
    <meta:document-statistic meta:table-count="0" meta:image-count="0" meta:object-count="0" meta:page-count="12" meta:paragraph-count="104" meta:word-count="837" meta:character-count="5723"/>
  </office:meta>
</office:document-meta>
</file>